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6ea4" officeooo:paragraph-rsid="000f6ea4"/>
    </style:style>
    <style:style style:name="P2" style:family="paragraph" style:parent-style-name="Standard">
      <style:text-properties officeooo:rsid="000f6ea4" officeooo:paragraph-rsid="00176f00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76f00" fo:background-color="#1e1e1e"/>
    </style:style>
    <style:style style:name="P5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921da" fo:background-color="#1e1e1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paragraph-rsid="001aa378" fo:background-color="#1e1e1e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0f6ea4" officeooo:paragraph-rsid="00176f00" fo:background-color="#1e1e1e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12169b" officeooo:paragraph-rsid="0012169b" fo:background-color="#1e1e1e"/>
    </style:style>
    <style:style style:name="P9" style:family="paragraph" style:parent-style-name="Standard">
      <style:text-properties fo:color="#d4d4d4" loext:opacity="100%" style:font-name="Droid Sans Mono" fo:font-size="10.5pt" fo:font-weight="normal" officeooo:rsid="0010e994" officeooo:paragraph-rsid="0010e994" fo:background-color="#1e1e1e"/>
    </style:style>
    <style:style style:name="P10" style:family="paragraph" style:parent-style-name="Standard">
      <style:text-properties fo:color="#d4d4d4" loext:opacity="100%" style:font-name="Droid Sans Mono" fo:font-size="10.5pt" fo:font-weight="normal" officeooo:paragraph-rsid="00152fdf" fo:background-color="#1e1e1e"/>
    </style:style>
    <style:style style:name="P11" style:family="paragraph" style:parent-style-name="Standard">
      <style:text-properties fo:color="#d4d4d4" loext:opacity="100%" style:font-name="Droid Sans Mono" fo:font-size="10.5pt" fo:font-weight="normal" officeooo:paragraph-rsid="000f6ea4" fo:background-color="#1e1e1e"/>
    </style:style>
    <style:style style:name="P12" style:family="paragraph" style:parent-style-name="Standard">
      <style:text-properties fo:color="#d4d4d4" loext:opacity="100%" style:font-name="Droid Sans Mono" fo:font-size="10.5pt" fo:font-weight="normal" officeooo:rsid="0018d092" officeooo:paragraph-rsid="0018d092" fo:background-color="#1e1e1e"/>
    </style:style>
    <style:style style:name="P13" style:family="paragraph" style:parent-style-name="Standard">
      <style:text-properties fo:color="#d4d4d4" loext:opacity="100%" style:font-name="Droid Sans Mono" fo:font-size="10.5pt" fo:font-weight="normal" officeooo:rsid="001aa378" officeooo:paragraph-rsid="001b349a" fo:background-color="#1e1e1e"/>
    </style:style>
    <style:style style:name="P14" style:family="paragraph" style:parent-style-name="Standard">
      <style:text-properties officeooo:rsid="0010e994" officeooo:paragraph-rsid="0010e994"/>
    </style:style>
    <style:style style:name="P15" style:family="paragraph" style:parent-style-name="Standard">
      <style:paragraph-properties style:line-height-at-least="0.198in"/>
    </style:style>
    <style:style style:name="P16" style:family="paragraph" style:parent-style-name="Standard">
      <style:paragraph-properties style:line-height-at-least="0.198in"/>
      <style:text-properties officeooo:paragraph-rsid="00176f00"/>
    </style:style>
    <style:style style:name="P17" style:family="paragraph" style:parent-style-name="Standard">
      <style:text-properties officeooo:rsid="0012169b" officeooo:paragraph-rsid="0012169b"/>
    </style:style>
    <style:style style:name="P18" style:family="paragraph" style:parent-style-name="Standard">
      <style:text-properties officeooo:rsid="00152fdf" officeooo:paragraph-rsid="00152fdf"/>
    </style:style>
    <style:style style:name="P19" style:family="paragraph" style:parent-style-name="Standard">
      <style:text-properties officeooo:rsid="00152fdf" officeooo:paragraph-rsid="0018d092"/>
    </style:style>
    <style:style style:name="P20" style:family="paragraph" style:parent-style-name="Standard">
      <style:text-properties officeooo:rsid="00152fdf" officeooo:paragraph-rsid="001921da"/>
    </style:style>
    <style:style style:name="P21" style:family="paragraph" style:parent-style-name="Standard">
      <style:paragraph-properties style:line-height-at-least="0.198in"/>
      <style:text-properties officeooo:rsid="0018d092"/>
    </style:style>
    <style:style style:name="P22" style:family="paragraph" style:parent-style-name="Standard">
      <style:text-properties officeooo:rsid="0018d092" officeooo:paragraph-rsid="0018d092"/>
    </style:style>
    <style:style style:name="P23" style:family="paragraph" style:parent-style-name="Standard">
      <style:text-properties fo:color="#6a9955" loext:opacity="100%" style:font-name="Droid Sans Mono" fo:font-size="10.5pt" fo:font-weight="normal" officeooo:paragraph-rsid="0018d092" fo:background-color="#1e1e1e"/>
    </style:style>
    <style:style style:name="P24" style:family="paragraph" style:parent-style-name="Standard">
      <style:text-properties fo:color="#6a9955" loext:opacity="100%" style:font-name="Droid Sans Mono" fo:font-size="10.5pt" fo:font-weight="normal" officeooo:paragraph-rsid="001aa378" fo:background-color="#1e1e1e"/>
    </style:style>
    <style:style style:name="P25" style:family="paragraph" style:parent-style-name="Standard">
      <style:text-properties officeooo:rsid="001921da" officeooo:paragraph-rsid="001921da"/>
    </style:style>
    <style:style style:name="P26" style:family="paragraph" style:parent-style-name="Standard">
      <style:text-properties officeooo:rsid="001aa378" officeooo:paragraph-rsid="001aa378"/>
    </style:style>
    <style:style style:name="P27" style:family="paragraph" style:parent-style-name="Standard">
      <style:text-properties officeooo:rsid="001aa378" officeooo:paragraph-rsid="001b349a"/>
    </style:style>
    <style:style style:name="P28" style:family="paragraph" style:parent-style-name="Standard">
      <style:text-properties officeooo:rsid="001b349a" officeooo:paragraph-rsid="001b349a"/>
    </style:style>
    <style:style style:name="T1" style:family="text">
      <style:text-properties fo:color="#9cdcfe" loext:opacity="100%"/>
    </style:style>
    <style:style style:name="T2" style:family="text">
      <style:text-properties fo:color="#9cdcfe" loext:opacity="100%" style:font-name="Droid Sans Mono" fo:font-size="10.5pt" fo:font-weight="normal" fo:background-color="#1e1e1e" loext:char-shading-value="0"/>
    </style:style>
    <style:style style:name="T3" style:family="text">
      <style:text-properties fo:color="#9cdcfe" loext:opacity="100%" officeooo:rsid="0012169b"/>
    </style:style>
    <style:style style:name="T4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5" style:family="text">
      <style:text-properties fo:color="#569cd6" loext:opacity="100%"/>
    </style:style>
    <style:style style:name="T6" style:family="text">
      <style:text-properties fo:color="#569cd6" loext:opacity="100%" officeooo:rsid="0012169b"/>
    </style:style>
    <style:style style:name="T7" style:family="text">
      <style:text-properties fo:color="#569cd6" loext:opacity="100%" style:font-name="Droid Sans Mono" fo:font-size="10.5pt" fo:font-weight="normal" fo:background-color="#1e1e1e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Droid Sans Mono" fo:font-size="10.5pt" fo:font-weight="normal" fo:background-color="#1e1e1e" loext:char-shading-value="0"/>
    </style:style>
    <style:style style:name="T10" style:family="text">
      <style:text-properties officeooo:rsid="0012169b"/>
    </style:style>
    <style:style style:name="T11" style:family="text">
      <style:text-properties officeooo:rsid="0013bbaa"/>
    </style:style>
    <style:style style:name="T12" style:family="text">
      <style:text-properties fo:color="#4ec9b0" loext:opacity="100%"/>
    </style:style>
    <style:style style:name="T13" style:family="text">
      <style:text-properties fo:color="#6a9955" loext:opacity="100%"/>
    </style:style>
    <style:style style:name="T14" style:family="text">
      <style:text-properties fo:color="#6a9955" loext:opacity="100%" officeooo:rsid="001921da"/>
    </style:style>
    <style:style style:name="T15" style:family="text">
      <style:text-properties officeooo:rsid="00176f00"/>
    </style:style>
    <style:style style:name="T16" style:family="text">
      <style:text-properties officeooo:rsid="001921da"/>
    </style:style>
    <style:style style:name="T17" style:family="text">
      <style:text-properties officeooo:rsid="001aa378"/>
    </style:style>
    <style:style style:name="T18" style:family="text">
      <style:text-properties officeooo:rsid="001b349a"/>
    </style:style>
    <style:style style:name="T19" style:family="text">
      <style:text-properties officeooo:rsid="001c6a10"/>
    </style:style>
    <style:style style:name="T20" style:family="text">
      <style:text-properties officeooo:rsid="001e18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Cue Documentation:</text:p>
      <text:p text:style-name="P1"/>
      <text:p text:style-name="P25">Author: Nestori Heiskanen</text:p>
      <text:p text:style-name="P25">Updated: 15/04/2023</text:p>
      <text:p text:style-name="P25"/>
      <text:p text:style-name="P20">_______________________________________________</text:p>
      <text:p text:style-name="P11"/>
      <text:p text:style-name="P14">Room: <text:span text:style-name="T11">A struct containing:</text:span></text:p>
      <text:p text:style-name="P14"/>
      <text:p text:style-name="P9"><text:span text:style-name="T5">int</text:span> <text:span text:style-name="T1">roomHeight</text:span>;</text:p>
      <text:p text:style-name="P3"><text:span text:style-name="T5">int</text:span> <text:span text:style-name="T1">roomWidth</text:span>;</text:p>
      <text:p text:style-name="P3"><text:span text:style-name="T5">struct</text:span> <text:span text:style-name="T12">Position</text:span> <text:span text:style-name="T1">pos</text:span>;</text:p>
      <text:p text:style-name="P3"><text:span text:style-name="T5">struct</text:span> <text:span text:style-name="T12">Position</text:span> <text:span text:style-name="T1">center</text:span>;</text:p>
      <text:p text:style-name="P14"/>
      <text:p text:style-name="P19"/>
      <text:p text:style-name="P19">_______________________________________________</text:p>
      <text:p text:style-name="P14"/>
      <text:p text:style-name="P14"/>
      <text:p text:style-name="P18">Center struct is used in hallway generation?</text:p>
      <text:p text:style-name="P14"/>
      <text:p text:style-name="P14"/>
      <text:p text:style-name="P17">Position: A struct containing the X and Y coordinates of any object on the map that is visible. Is defined in the <text:tab/>Rogue.h file and is used widely in the code. </text:p>
      <text:p text:style-name="P17"/>
      <text:p text:style-name="P8"><text:span text:style-name="T5">int</text:span> <text:span text:style-name="T1">y</text:span>;</text:p>
      <text:p text:style-name="P3"><text:span text:style-name="T5">int</text:span> <text:span text:style-name="T1">x</text:span>;</text:p>
      <text:p text:style-name="P17"/>
      <text:p text:style-name="P17"/>
      <text:p text:style-name="P19">_______________________________________________</text:p>
      <text:p text:style-name="P19"/>
      <text:p text:style-name="P17"/>
      <text:p text:style-name="P18">Entity: A struct containing position and graphics data needed to render an object on the map</text:p>
      <text:p text:style-name="P18"/>
      <text:p text:style-name="P10"><text:span text:style-name="T5">struct</text:span> <text:span text:style-name="T12">Position</text:span> <text:span text:style-name="T1">pos</text:span>;<text:span text:style-name="T13"> //x,y coordinates</text:span></text:p>
      <text:p text:style-name="P3"><text:span text:style-name="T5">char</text:span> <text:span text:style-name="T1">ch</text:span>;<text:span text:style-name="T13"> // what the object is represented as in ASCII form</text:span></text:p>
      <text:p text:style-name="P3"><text:span text:style-name="T5">int</text:span> <text:span text:style-name="T1">color</text:span>;<text:span text:style-name="T13"> // color of rendered character in axis 0 (black) - 7 (white)</text:span></text:p>
      <text:p text:style-name="P10"/>
      <text:p text:style-name="P18">_______________________________________________</text:p>
      <text:p text:style-name="P18"/>
      <text:p text:style-name="P2"><text:span text:style-name="T15">p</text:span>layer<text:span text:style-name="T15">Creation(): A function that returns a struct called newPlayer that contains</text:span></text:p>
      <text:p text:style-name="P2"/>
      <text:p text:style-name="P7"><text:span text:style-name="T1">pos</text:span>.<text:span text:style-name="T1">y</text:span> = <text:span text:style-name="T1">posStart</text:span>.<text:span text:style-name="T1">y</text:span>;</text:p>
      <text:p text:style-name="P4"><text:span text:style-name="T1">pos</text:span>.<text:span text:style-name="T1">x</text:span> = <text:span text:style-name="T1">posStart</text:span>.<text:span text:style-name="T1">x</text:span>;</text:p>
      <text:p text:style-name="P4"><text:span text:style-name="T1">color</text:span> = <text:span text:style-name="T5">COLOR_PAIR</text:span>(<text:span text:style-name="T5">VISIBLE_COLOR</text:span>);</text:p>
      <text:p text:style-name="P16"><text:span text:style-name="T2">ch</text:span><text:span text:style-name="T4"> = </text:span><text:span text:style-name="T9">'@'</text:span><text:span text:style-name="T4">;</text:span></text:p>
      <text:p text:style-name="P22"/>
      <text:p text:style-name="P22">And it inherits the following members from the Entity struct:</text:p>
      <text:p text:style-name="P22"/>
      <text:p text:style-name="P12"><text:span text:style-name="T5">struct</text:span> <text:span text:style-name="T12">Position</text:span> <text:span text:style-name="T1">pos</text:span>;<text:span text:style-name="T13"> //x,y coordinates</text:span></text:p>
      <text:p text:style-name="P12"><text:tab/><text:span text:style-name="T6">int</text:span><text:span text:style-name="T10"> </text:span><text:span text:style-name="T3">y</text:span><text:span text:style-name="T10">;</text:span></text:p>
      <text:p text:style-name="P12"><text:span text:style-name="T5"><text:tab/>int</text:span> <text:span text:style-name="T1">x</text:span>;</text:p>
      <text:p text:style-name="P3"><text:span text:style-name="T5">char</text:span> <text:span text:style-name="T1">ch</text:span>;<text:span text:style-name="T13"> // what the object is represented as in ASCII form</text:span></text:p>
      <text:p text:style-name="P3"><text:span text:style-name="T5">int</text:span> <text:span text:style-name="T1">color</text:span>;<text:span text:style-name="T13"> // color of rendered character in axis 0 (black) - 7 (white)</text:span></text:p>
      <text:p text:style-name="P22"><text:soft-page-break/></text:p>
      <text:p text:style-name="P22"/>
      <text:p text:style-name="P19">_______________________________________________</text:p>
      <text:p text:style-name="P19"/>
      <text:p text:style-name="P22">Tile: A struct containing data needed for movement and graphics by the game engine and ncurses <text:span text:style-name="T16">rooms and other game spaces are filled and made of tiles.</text:span></text:p>
      <text:p text:style-name="P23"/>
      <text:p text:style-name="P3"><text:span text:style-name="T5">char</text:span> <text:span text:style-name="T1">ch</text:span>;</text:p>
      <text:p text:style-name="P3"><text:span text:style-name="T5">bool</text:span> <text:span text:style-name="T1">walkable</text:span>; <text:span text:style-name="T13">// Used to check can the space be moved to</text:span></text:p>
      <text:p text:style-name="P5"><text:span text:style-name="T5">int</text:span> <text:span text:style-name="T1">color</text:span>; <text:span text:style-name="T13">// </text:span><text:span text:style-name="T14">C</text:span><text:span text:style-name="T13">olor of rendered character in axis 0 (black) - 7 (white)</text:span></text:p>
      <text:p text:style-name="P3"><text:span text:style-name="T5">bool</text:span> <text:span text:style-name="T1">transparent</text:span>;</text:p>
      <text:p text:style-name="P3"><text:span text:style-name="T5">bool</text:span> <text:span text:style-name="T1">visible</text:span>;</text:p>
      <text:p text:style-name="P3"><text:span text:style-name="T5">bool</text:span> <text:span text:style-name="T1">seen</text:span>; <text:span text:style-name="T13">// Rendered </text:span><text:span text:style-name="T14">by the engine </text:span><text:span text:style-name="T13">after the tile leaves player's FoV</text:span></text:p>
      <text:p text:style-name="P3"/>
      <text:p text:style-name="P6"/>
      <text:p text:style-name="Text_20_body"><text:span text:style-name="T17">By default contains values</text:span></text:p>
      <text:p text:style-name="P26">Defined in Rogue.h and initialized in Map.c with function mapTileCreation() to draw the game map </text:p>
      <text:p text:style-name="P24"/>
      <text:p text:style-name="P3"><text:span text:style-name="T1">tiles</text:span>[<text:span text:style-name="T1">y</text:span>][<text:span text:style-name="T1">x</text:span>].<text:span text:style-name="T1">ch</text:span> = <text:span text:style-name="T8">'#'</text:span>;<text:span text:style-name="T13"> // walls</text:span></text:p>
      <text:p text:style-name="P3"><text:span text:style-name="T1">tiles</text:span>[<text:span text:style-name="T1">y</text:span>][<text:span text:style-name="T1">x</text:span>].<text:span text:style-name="T1">color</text:span> = <text:span text:style-name="T5">COLOR_PAIR</text:span>(<text:span text:style-name="T5">VISIBLE_COLOR</text:span>);</text:p>
      <text:p text:style-name="P3"><text:span text:style-name="T1">tiles</text:span>[<text:span text:style-name="T1">y</text:span>][<text:span text:style-name="T1">x</text:span>].<text:span text:style-name="T1">walkable</text:span> = <text:span text:style-name="T5">false</text:span>;</text:p>
      <text:p text:style-name="P3"><text:span text:style-name="T1">tiles</text:span>[<text:span text:style-name="T1">y</text:span>][<text:span text:style-name="T1">x</text:span>].<text:span text:style-name="T1">transparent</text:span> = <text:span text:style-name="T5">false</text:span>;</text:p>
      <text:p text:style-name="P3"><text:span text:style-name="T1">tiles</text:span>[<text:span text:style-name="T1">y</text:span>][<text:span text:style-name="T1">x</text:span>].<text:span text:style-name="T1">visible</text:span> = <text:span text:style-name="T5">false</text:span>;</text:p>
      <text:p text:style-name="P3"><text:span text:style-name="T1">tiles</text:span>[<text:span text:style-name="T1">y</text:span>][<text:span text:style-name="T1">x</text:span>].<text:span text:style-name="T1">seen</text:span> = <text:span text:style-name="T5">false</text:span>;</text:p>
      <text:p text:style-name="Text_20_body"/>
      <text:p text:style-name="P27"><text:span text:style-name="T18">Next it </text:span>is used in Room.c to fill the generated rooms with <text:span text:style-name="T18">addRoomToMap():</text:span></text:p>
      <text:p text:style-name="P27"/>
      <text:p text:style-name="P13"><text:span text:style-name="T1">map</text:span>[<text:span text:style-name="T1">y</text:span>][<text:span text:style-name="T1">x</text:span>].<text:span text:style-name="T1">ch</text:span> = <text:span text:style-name="T8">'.'</text:span>;</text:p>
      <text:p text:style-name="P3"><text:span text:style-name="T1">map</text:span>[<text:span text:style-name="T1">y</text:span>][<text:span text:style-name="T1">x</text:span>].<text:span text:style-name="T1">walkable</text:span> = <text:span text:style-name="T5">true</text:span>;</text:p>
      <text:p text:style-name="P15"><text:span text:style-name="T2">map</text:span><text:span text:style-name="T4">[</text:span><text:span text:style-name="T2">y</text:span><text:span text:style-name="T4">][</text:span><text:span text:style-name="T2">x</text:span><text:span text:style-name="T4">].</text:span><text:span text:style-name="T2">transparent</text:span><text:span text:style-name="T4"> = </text:span><text:span text:style-name="T7">true</text:span><text:span text:style-name="T4">;</text:span></text:p>
      <text:p text:style-name="P21"/>
      <text:p text:style-name="P19">_______________________________________________</text:p>
      <text:p text:style-name="P19"/>
      <text:p text:style-name="P19"/>
      <text:p text:style-name="P28">roomConnections(): function that builds hallways by drawing a path between <text:span text:style-name="T19">room center </text:span><text:span text:style-name="T20">ti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5:59:10.363957676</meta:creation-date>
    <dc:date>2023-04-15T19:39:35.748017337</dc:date>
    <meta:editing-duration>PT25M10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53" meta:word-count="330" meta:character-count="2267" meta:non-whitespace-character-count="1985"/>
  </office:meta>
</office:document-meta>
</file>